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58000000C8EB406A6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Symbol" svg:font-family="Symbol"/>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14pt" fo:language="nl" fo:country="NL" fo:font-weight="normal" fo:background-color="transparent" style:font-name-asian="Calibri1" style:font-name-complex="Calibri1"/>
    </style:style>
    <style:style style:name="P2"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11pt" fo:language="nl" fo:country="NL" fo:font-weight="normal" fo:background-color="transparent" style:font-name-asian="Calibri1" style:font-name-complex="Calibri1"/>
    </style:style>
    <style:style style:name="P3" style:family="paragraph" style:parent-style-name="Standard" style:list-style-name="L1">
      <style:paragraph-properties fo:margin-top="0cm" fo:margin-bottom="0.353cm" loext:contextual-spacing="false" fo:line-height="100%" fo:text-align="start" style:justify-single-word="false"/>
      <style:text-properties style:use-window-font-color="true" style:font-name="Calibri1" fo:font-size="11pt" fo:language="nl" fo:country="NL" fo:font-weight="normal" fo:background-color="transparent" style:font-name-asian="Calibri1" style:font-name-complex="Calibri1"/>
    </style:style>
    <style:style style:name="P4" style:family="paragraph" style:parent-style-name="Standard">
      <style:paragraph-properties fo:margin-top="0cm" fo:margin-bottom="0.353cm" loext:contextual-spacing="false" fo:line-height="115%" fo:text-align="start" style:justify-single-word="false"/>
      <style:text-properties style:use-window-font-color="true" style:font-name="Calibri1" fo:font-size="11pt" fo:language="nl" fo:country="NL" fo:font-weight="normal" officeooo:rsid="0005f815" officeooo:paragraph-rsid="0006eba2" fo:background-color="transparent" style:font-name-asian="Calibri1" style:font-name-complex="Calibri1"/>
    </style:style>
    <style:style style:name="T1" style:family="text">
      <style:text-properties officeooo:rsid="00066e96"/>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verslag project Über-coaching module 4</text:p>
      <text:p text:style-name="P2">Voor het testen van de verschillende client-side applicaties, hebben wij zoals voorgeschreven is in de projecthandleiding gebruik gemaakt van selenium tests. Deze tests zijn toegepast op vrijwel alle JSP pagina's, waar de nadruk gelegd is op de pagina's waar input vereist is. Het gaat hierbij om de volgende pagina's:</text:p>
      <text:list xml:id="list2292273731711714898" text:style-name="L1">
        <text:list-item>
          <text:p text:style-name="P3">Registratie pagina</text:p>
        </text:list-item>
        <text:list-item>
          <text:p text:style-name="P3">Login pagina</text:p>
        </text:list-item>
        <text:list-item>
          <text:p text:style-name="P3">Calculator</text:p>
        </text:list-item>
        <text:list-item>
          <text:p text:style-name="P3">Status pagina</text:p>
        </text:list-item>
        <text:list-item>
          <text:p text:style-name="P3">Intake pagina</text:p>
        </text:list-item>
        <text:list-item>
          <text:p text:style-name="P3">Contactformulier</text:p>
        </text:list-item>
      </text:list>
      <text:p text:style-name="P2">De selenium testclasses zijn gegenereerd met behulp van de Firefox add-on voor selenium tests: Selenium IDE. Het gebruik van deze addon werd door ons als zeer eenvoudig beschouwd; gebruik de record knop en vul de verscheidene velden met informatie of klik op de menuknoppen/URL's die op de pagina's weergegeven werden.</text:p>
      <text:p text:style-name="P2">Het uiteindelijke resultaat van de test is positief gebleken, de pagina's werkten naar behoren en alles kon ingevuld worden op de plek waar iets ingevuld moest/kon worden. Het was echter voor ons problematisch om de forumpagina te testen daar deze beheerd wordt door een externe partij (Tomcat ondersteunt geen PHP waardoor het lastig tot onmogelijk was om PHPBB te gebruiken als forumbasis). Echter kunnen wij er vanuit gaan dat ook deze pagina geen fouten bevat: de functionaliteiten werkten naar behoren en het programma dat het forum verzorgd is met zorg en kunde in elkaar gezet.</text:p>
      <text:p text:style-name="P4">Om de backend te testen is, daar waar relevant, gebruik gemaakt van Junit tests. In principe is elke class die iets uitrekent, ophaalt uit de database, opslaat in de database of een combinatie hiervan getest met een Junit test case. <text:s/><text:span text:style-name="T1">De enige class hiervan uitgezonderd is CalorieGoal. Dit omdat CalorieGoal erg afhankelijk is van de huidige datum in de berekening van de uiteindelijke output. Hierdoor is een testcase schrijven met statische waardes dus onmogelijk, en variabele waardes gebruiken resulteert in het opnieuw implementeren van praktisch dezelfde code om dan de output daarmee te vergelijken, wat dus zeker dezelfde waardes zal opleveren. Daarom is ervoor gekozen om deze class te controleren aan de hand van handmatige calculaties. Daaruit blijkt dat deze class naar behoren werkt en de gewenste output geeft. Voor de overige classen geldt <text:s/>Dat Beans en bijbehorende classes samen getest zijn in Junit cases met de bijbehorende namen van de functionaliteiten die ze testen. Met deze test kan nagegaan worden dat alles classen naar behoren werken. De conclusie die daarom ook uit de test kan worden getrokken is dat de back end werkt naar behoren, uitgaande van de positieve test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Symbol" svg:font-family="Symbol"/>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style:use-window-font-color="true" style:font-name="Calibri" fo:font-size="11pt" fo:language="nl" fo:country="NL" style:font-name-asian="Segoe UI" style:font-size-asian="12pt" style:language-asian="en" style:country-asian="US" style:font-name-complex="Tahoma"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l" fo:country="NL"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Standard"><text:bookmark text:name="docs-internal-guid-89789173-3115-0346-ab31-b4a23f72ee3f"/><text:span text:style-name="MT1"><draw:frame draw:style-name="Mfr1" draw:name="Image1" text:anchor-type="as-char" svg:width="4.844cm" svg:height="1.628cm" draw:z-index="0"><draw:image xlink:href="Pictures/1000000000000258000000C8EB406A6A.png" xlink:type="simple" xlink:show="embed" xlink:actuate="onLoad"/></draw:frame></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6-26T20:17:06.814000000</dc:date>
    <meta:editing-duration>PT10M10S</meta:editing-duration>
    <meta:editing-cycles>3</meta:editing-cycles>
    <meta:generator>LibreOffice/4.4.3.2$Windows_x86 LibreOffice_project/88805f81e9fe61362df02b9941de8e38a9b5fd16</meta:generator>
    <meta:document-statistic meta:table-count="0" meta:image-count="1" meta:object-count="0" meta:page-count="1" meta:paragraph-count="12" meta:word-count="406" meta:character-count="2547" meta:non-whitespace-character-count="2154"/>
  </office:meta>
</office:document-meta>
</file>